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11.21   |   <text:a xlink:type="simple" xlink:href="http://palinfo.habago.org/Entry?Command=Information_PrintForum#FORUM40404"><text:span text:style-name="T1">#</text:span></text:a></text:p>
      <text:p text:style-name="P2">山豬搶狗地盤</text:p>
      <text:p text:style-name="P2">蘋果日報 2005. 11. 20.</text:p>
      <text:p text:style-name="P2">文/陳建緯</text:p>
      <text:p text:style-name="P2">圖/朱繼先</text:p>
      <text:p text:style-name="P2"/>
      <text:p text:style-name="P2">LN22_005.jpg</text:p>
      <text:p text:style-name="P2"/>
      <text:p text:style-name="P2">台北縣樹林市消防隊昨獲報有山豬闖入民宅。屋主說，山豬進入屋內隨即佔據小狗休息的地方（圖），即使小狗圍繞還是穩如泰山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